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ATON</text:p>
          </table:table-cell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,5</text:p>
          </table:table-cell>
          <table:table-cell office:value-type="float" office:value="25" calcext:value-type="float">
            <text:p>25</text:p>
          </table:table-cell>
          <table:table-cell office:value-type="float" office:value="27.5" calcext:value-type="float">
            <text:p>27,5</text:p>
          </table:table-cell>
          <table:table-cell office:value-type="float" office:value="30" calcext:value-type="float">
            <text:p>30</text:p>
          </table:table-cell>
          <table:table-cell office:value-type="float" office:value="32.5" calcext:value-type="float">
            <text:p>32,5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,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IMETRE</text:p>
          </table:table-cell>
          <table:table-cell table:style-name="ce1" table:formula="of:=2*PI()*[.B5]" office:value-type="float" office:value="125.663706143592" calcext:value-type="float">
            <text:p>125,66</text:p>
          </table:table-cell>
          <table:table-cell table:style-name="ce1" table:formula="of:=2*PI()*[.C5]" office:value-type="float" office:value="141.371669411541" calcext:value-type="float">
            <text:p>141,37</text:p>
          </table:table-cell>
          <table:table-cell table:style-name="ce1" table:formula="of:=2*PI()*[.D5]" office:value-type="float" office:value="157.07963267949" calcext:value-type="float">
            <text:p>157,08</text:p>
          </table:table-cell>
          <table:table-cell table:style-name="ce1" table:formula="of:=2*PI()*[.E5]" office:value-type="float" office:value="172.787595947439" calcext:value-type="float">
            <text:p>172,79</text:p>
          </table:table-cell>
          <table:table-cell table:style-name="ce1" table:formula="of:=2*PI()*[.F5]" office:value-type="float" office:value="188.495559215388" calcext:value-type="float">
            <text:p>188,50</text:p>
          </table:table-cell>
          <table:table-cell table:style-name="ce1" table:formula="of:=2*PI()*[.G5]" office:value-type="float" office:value="204.203522483337" calcext:value-type="float">
            <text:p>204,20</text:p>
          </table:table-cell>
          <table:table-cell table:style-name="ce1" table:formula="of:=2*PI()*[.H5]" office:value-type="float" office:value="219.911485751286" calcext:value-type="float">
            <text:p>219,91</text:p>
          </table:table-cell>
          <table:table-cell table:style-name="ce1" table:formula="of:=2*PI()*[.I5]" office:value-type="float" office:value="235.619449019234" calcext:value-type="float">
            <text:p>235,62</text:p>
          </table:table-cell>
          <table:table-cell table:style-name="ce1" table:formula="of:=2*PI()*[.J5]" office:value-type="float" office:value="251.327412287183" calcext:value-type="float">
            <text:p>251,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/10</text:p>
          </table:table-cell>
          <table:table-cell table:style-name="ce1" table:formula="of:=[.B6]/10" office:value-type="float" office:value="12.5663706143592" calcext:value-type="float">
            <text:p>12,57</text:p>
          </table:table-cell>
          <table:table-cell table:style-name="ce1" table:formula="of:=[.C6]/10" office:value-type="float" office:value="14.1371669411541" calcext:value-type="float">
            <text:p>14,14</text:p>
          </table:table-cell>
          <table:table-cell table:style-name="ce1" table:formula="of:=[.D6]/10" office:value-type="float" office:value="15.707963267949" calcext:value-type="float">
            <text:p>15,71</text:p>
          </table:table-cell>
          <table:table-cell table:style-name="ce1" table:formula="of:=[.E6]/10" office:value-type="float" office:value="17.2787595947439" calcext:value-type="float">
            <text:p>17,28</text:p>
          </table:table-cell>
          <table:table-cell table:style-name="ce1" table:formula="of:=[.F6]/10" office:value-type="float" office:value="18.8495559215388" calcext:value-type="float">
            <text:p>18,85</text:p>
          </table:table-cell>
          <table:table-cell table:style-name="ce1" table:formula="of:=[.G6]/10" office:value-type="float" office:value="20.4203522483337" calcext:value-type="float">
            <text:p>20,42</text:p>
          </table:table-cell>
          <table:table-cell table:style-name="ce1" table:formula="of:=[.H6]/10" office:value-type="float" office:value="21.9911485751286" calcext:value-type="float">
            <text:p>21,99</text:p>
          </table:table-cell>
          <table:table-cell table:style-name="ce1" table:formula="of:=[.I6]/10" office:value-type="float" office:value="23.5619449019234" calcext:value-type="float">
            <text:p>23,56</text:p>
          </table:table-cell>
          <table:table-cell table:style-name="ce1" table:formula="of:=[.J6]/10" office:value-type="float" office:value="25.1327412287183" calcext:value-type="float">
            <text:p>25,1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pse 5m * 3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 unitaire</text:p>
          </table:table-cell>
          <table:table-cell table:style-name="ce1" table:formula="of:=[.B7]*PI() * 2.5 * 1.5" office:value-type="float" office:value="148.044066016341" calcext:value-type="float">
            <text:p>148,04</text:p>
          </table:table-cell>
          <table:table-cell table:style-name="ce1" table:formula="of:=[.C7]*PI() * 2.5 * 1.5" office:value-type="float" office:value="166.549574268383" calcext:value-type="float">
            <text:p>166,55</text:p>
          </table:table-cell>
          <table:table-cell table:style-name="ce1" table:formula="of:=[.D7]*PI() * 2.5 * 1.5" office:value-type="float" office:value="185.055082520426" calcext:value-type="float">
            <text:p>185,06</text:p>
          </table:table-cell>
          <table:table-cell table:style-name="ce1" table:formula="of:=[.E7]*PI() * 2.5 * 1.5" office:value-type="float" office:value="203.560590772468" calcext:value-type="float">
            <text:p>203,56</text:p>
          </table:table-cell>
          <table:table-cell table:style-name="ce1" table:formula="of:=[.F7]*PI() * 2.5 * 1.5" office:value-type="float" office:value="222.066099024511" calcext:value-type="float">
            <text:p>222,07</text:p>
          </table:table-cell>
          <table:table-cell table:style-name="ce1" table:formula="of:=[.G7]*PI() * 2.5 * 1.5" office:value-type="float" office:value="240.571607276554" calcext:value-type="float">
            <text:p>240,57</text:p>
          </table:table-cell>
          <table:table-cell table:style-name="ce1" table:formula="of:=[.H7]*PI() * 2.5 * 1.5" office:value-type="float" office:value="259.077115528596" calcext:value-type="float">
            <text:p>259,08</text:p>
          </table:table-cell>
          <table:table-cell table:style-name="ce1" table:formula="of:=[.I7]*PI() * 2.5 * 1.5" office:value-type="float" office:value="277.582623780638" calcext:value-type="float">
            <text:p>277,58</text:p>
          </table:table-cell>
          <table:table-cell table:style-name="ce1" table:formula="of:=[.J7]*PI() * 2.5 * 1.5" office:value-type="float" office:value="296.08813203268" calcext:value-type="float">
            <text:p>296,0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lindre plein 1m</text:p>
          </table:table-cell>
          <table:table-cell table:style-name="ce1" table:formula="of:=[.B5]*[.B5]*PI()" office:value-type="float" office:value="1256.63706143592" calcext:value-type="float">
            <text:p>1256,64</text:p>
          </table:table-cell>
          <table:table-cell table:style-name="ce1" table:formula="of:=[.C5]*[.C5]*PI()" office:value-type="float" office:value="1590.43128087983" calcext:value-type="float">
            <text:p>1590,43</text:p>
          </table:table-cell>
          <table:table-cell table:style-name="ce1" table:formula="of:=[.D5]*[.D5]*PI()" office:value-type="float" office:value="1963.49540849362" calcext:value-type="float">
            <text:p>1963,50</text:p>
          </table:table-cell>
          <table:table-cell table:style-name="ce1" table:formula="of:=[.E5]*[.E5]*PI()" office:value-type="float" office:value="2375.82944427728" calcext:value-type="float">
            <text:p>2375,83</text:p>
          </table:table-cell>
          <table:table-cell table:style-name="ce1" table:formula="of:=[.F5]*[.F5]*PI()" office:value-type="float" office:value="2827.43338823081" calcext:value-type="float">
            <text:p>2827,43</text:p>
          </table:table-cell>
          <table:table-cell table:style-name="ce1" table:formula="of:=[.G5]*[.G5]*PI()" office:value-type="float" office:value="3318.30724035422" calcext:value-type="float">
            <text:p>3318,31</text:p>
          </table:table-cell>
          <table:table-cell table:style-name="ce1" table:formula="of:=[.H5]*[.H5]*PI()" office:value-type="float" office:value="3848.4510006475" calcext:value-type="float">
            <text:p>3848,45</text:p>
          </table:table-cell>
          <table:table-cell table:style-name="ce1" table:formula="of:=[.I5]*[.I5]*PI()" office:value-type="float" office:value="4417.86466911065" calcext:value-type="float">
            <text:p>4417,86</text:p>
          </table:table-cell>
          <table:table-cell table:style-name="ce1" table:formula="of:=[.J5]*[.J5]*PI()" office:value-type="float" office:value="5026.54824574367" calcext:value-type="float">
            <text:p>5026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lindre plein 3m</text:p>
          </table:table-cell>
          <table:table-cell table:style-name="ce1" table:formula="of:=3*[.B13]" office:value-type="float" office:value="3769.91118430775" calcext:value-type="float">
            <text:p>3769,91</text:p>
          </table:table-cell>
          <table:table-cell table:style-name="ce1" table:formula="of:=3*[.C13]" office:value-type="float" office:value="4771.2938426395" calcext:value-type="float">
            <text:p>4771,29</text:p>
          </table:table-cell>
          <table:table-cell table:style-name="ce1" table:formula="of:=3*[.D13]" office:value-type="float" office:value="5890.48622548086" calcext:value-type="float">
            <text:p>5890,49</text:p>
          </table:table-cell>
          <table:table-cell table:style-name="ce1" table:formula="of:=3*[.E13]" office:value-type="float" office:value="7127.48833283184" calcext:value-type="float">
            <text:p>7127,49</text:p>
          </table:table-cell>
          <table:table-cell table:style-name="ce1" table:formula="of:=3*[.F13]" office:value-type="float" office:value="8482.30016469244" calcext:value-type="float">
            <text:p>8482,30</text:p>
          </table:table-cell>
          <table:table-cell table:style-name="ce1" table:formula="of:=3*[.G13]" office:value-type="float" office:value="9954.92172106266" calcext:value-type="float">
            <text:p>9954,92</text:p>
          </table:table-cell>
          <table:table-cell table:style-name="ce1" table:formula="of:=3*[.H13]" office:value-type="float" office:value="11545.3530019425" calcext:value-type="float">
            <text:p>11545,35</text:p>
          </table:table-cell>
          <table:table-cell table:style-name="ce1" table:formula="of:=3*[.I13]" office:value-type="float" office:value="13253.5940073319" calcext:value-type="float">
            <text:p>13253,59</text:p>
          </table:table-cell>
          <table:table-cell table:style-name="ce1" table:formula="of:=3*[.J13]" office:value-type="float" office:value="15079.644737231" calcext:value-type="float">
            <text:p>15079,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lindre plein 5m</text:p>
          </table:table-cell>
          <table:table-cell table:style-name="ce1" table:formula="of:=5*[.B13]" office:value-type="float" office:value="6283.18530717959" calcext:value-type="float">
            <text:p>6283,19</text:p>
          </table:table-cell>
          <table:table-cell table:style-name="ce1" table:formula="of:=5*[.C13]" office:value-type="float" office:value="7952.15640439916" calcext:value-type="float">
            <text:p>7952,16</text:p>
          </table:table-cell>
          <table:table-cell table:style-name="ce1" table:formula="of:=5*[.D13]" office:value-type="float" office:value="9817.4770424681" calcext:value-type="float">
            <text:p>9817,48</text:p>
          </table:table-cell>
          <table:table-cell table:style-name="ce1" table:formula="of:=5*[.E13]" office:value-type="float" office:value="11879.1472213864" calcext:value-type="float">
            <text:p>11879,15</text:p>
          </table:table-cell>
          <table:table-cell table:style-name="ce1" table:formula="of:=5*[.F13]" office:value-type="float" office:value="14137.1669411541" calcext:value-type="float">
            <text:p>14137,17</text:p>
          </table:table-cell>
          <table:table-cell table:style-name="ce1" table:formula="of:=5*[.G13]" office:value-type="float" office:value="16591.5362017711" calcext:value-type="float">
            <text:p>16591,54</text:p>
          </table:table-cell>
          <table:table-cell table:style-name="ce1" table:formula="of:=5*[.H13]" office:value-type="float" office:value="19242.2550032375" calcext:value-type="float">
            <text:p>19242,26</text:p>
          </table:table-cell>
          <table:table-cell table:style-name="ce1" table:formula="of:=5*[.I13]" office:value-type="float" office:value="22089.3233455532" calcext:value-type="float">
            <text:p>22089,32</text:p>
          </table:table-cell>
          <table:table-cell table:style-name="ce1" table:formula="of:=5*[.J13]" office:value-type="float" office:value="25132.7412287183" calcext:value-type="float">
            <text:p>25132,74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08:57:56.918737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0-31T23:43:28.518866281</meta:creation-date>
    <dc:date>2015-11-03T09:07:21.439591067</dc:date>
    <dc:creator>fe </dc:creator>
    <meta:editing-duration>PT50M</meta:editing-duration>
    <meta:editing-cycles>2</meta:editing-cycles>
    <meta:generator>LibreOffice/5.0.1.2$Linux_X86_64 LibreOffice_project/81898c9f5c0d43f3473ba111d7b351050be20261</meta:generator>
    <meta:document-statistic meta:table-count="1" meta:cell-count="71" meta:object-count="0"/>
  </office:meta>
</office:document-meta>
</file>